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1fee0e" officeooo:paragraph-rsid="001fee0e" fo:background-color="#ffffff" style:font-size-asian="10pt" style:font-name-complex="Helvetica1" style:font-size-complex="10pt"/>
    </style:style>
    <style:style style:name="P2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1fee0e" officeooo:paragraph-rsid="001fee0e"/>
    </style:style>
    <style:style style:name="P3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00a6f" officeooo:paragraph-rsid="00200a6f"/>
    </style:style>
    <style:style style:name="P4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01b70" officeooo:paragraph-rsid="00201b70"/>
    </style:style>
    <style:style style:name="P5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21966" officeooo:paragraph-rsid="00221966"/>
    </style:style>
    <style:style style:name="P6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3c77d" officeooo:paragraph-rsid="0023c77d"/>
    </style:style>
    <style:style style:name="P7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4e959" officeooo:paragraph-rsid="0024e959"/>
    </style:style>
    <style:style style:name="P8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5655f" officeooo:paragraph-rsid="0025655f"/>
    </style:style>
    <style:style style:name="P9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5fcee" officeooo:paragraph-rsid="0025fcee"/>
    </style:style>
    <style:style style:name="P10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778b2" officeooo:paragraph-rsid="002778b2"/>
    </style:style>
    <style:style style:name="P11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000000" style:font-name="Times" fo:font-size="14pt" fo:letter-spacing="normal" fo:font-style="normal" fo:font-weight="normal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>
      <loext:graphic-properties draw:fill="none"/>
      <style:paragraph-properties fo:text-align="start"/>
      <style:text-properties fo:color="#ffffff" fo:font-size="18pt"/>
    </style:style>
    <style:style style:name="T1" style:family="text">
      <style:text-properties fo:font-variant="small-caps" fo:color="#000000" style:font-name="Helvetica" fo:font-size="10pt" fo:background-color="#ffffff" loext:char-shading-value="0" style:font-size-asian="10pt" style:font-name-complex="Helvetica1" style:font-size-complex="10pt"/>
    </style:style>
    <style:style style:name="T2" style:family="text">
      <style:text-properties fo:color="#000000" style:font-name="Helvetica" fo:font-size="10pt" fo:background-color="#ffffff" loext:char-shading-value="0" style:font-size-asian="10pt" style:font-name-complex="Helvetica1" style:font-size-complex="10pt"/>
    </style:style>
    <style:style style:name="T3" style:family="text">
      <style:text-properties style:font-name="Helvetica" fo:font-size="10pt" fo:background-color="#ffffff" loext:char-shading-value="0" style:font-size-asian="10pt" style:font-name-complex="Helvetica1" style:font-size-complex="10pt"/>
    </style:style>
    <style:style style:name="T4" style:family="text">
      <style:text-properties style:font-name="Helvetica" fo:font-size="10pt" officeooo:rsid="00284599" fo:background-color="#ffffff" loext:char-shading-value="0" style:font-size-asian="10pt" style:font-name-complex="Helvetica1" style:font-size-complex="10pt"/>
    </style:style>
    <style:style style:name="gr1" style:family="graphic" style:parent-style-name="Frame">
      <style:graphic-properties draw:stroke="none" svg:stroke-width="0.0035in" draw:stroke-linejoin="miter" svg:stroke-linecap="butt" draw:fill="none" draw:textarea-vertical-align="middle" draw:auto-grow-height="false" fo:min-height="0.6016in" fo:min-width="1.7689in" fo:padding-top="0.05in" fo:padding-bottom="0.05in" fo:padding-left="0.1in" fo:padding-right="0.1in" fo:wrap-option="wrap" fo:margin-left="0in" fo:margin-right="0in" fo:margin-top="0in" fo:margin-bottom="0.0075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Rectangle 79" draw:style-name="gr1" draw:text-style-name="P13" svg:width="1.9685in" svg:height="0.7012in" svg:x="1.9835in" svg:y="0.011in"><text:p text:style-name="P3"><text:span text:style-name="T1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80" draw:style-name="gr1" draw:text-style-name="P13" svg:width="1.9685in" svg:height="0.7012in" svg:x="1.9835in" svg:y="6.6953in"><text:p text:style-name="P7"><text:span text:style-name="T2">Kelurga Besar</text:span></text:p><text:p text:style-name="P7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82" draw:style-name="gr1" draw:text-style-name="P13" svg:width="1.9685in" svg:height="0.7012in" svg:x="1.9835in" svg:y="5.9484in"><text:p text:style-name="P7"><text:span text:style-name="T2">Dede</text:span></text:p><text:p text:style-name="P7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84" draw:style-name="gr1" draw:text-style-name="P13" svg:width="1.9685in" svg:height="0.7012in" svg:x="1.9835in" svg:y="5.2071in"><text:p text:style-name="P6"><text:span text:style-name="T2">Auzan</text:span></text:p><text:p text:style-name="P6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86" draw:style-name="gr1" draw:text-style-name="P13" svg:width="1.9685in" svg:height="0.7012in" svg:x="1.9835in" svg:y="4.4634in"><text:p text:style-name="P4"><text:span text:style-name="T2">Fandy</text:span></text:p><text:p text:style-name="P4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Rectangle 88" draw:style-name="gr1" draw:text-style-name="P13" svg:width="1.9685in" svg:height="0.7012in" svg:x="1.9835in" svg:y="3.7209in"><text:p text:style-name="P3"><text:span text:style-name="T2">Isnaini</text:span></text:p><text:p text:style-name="P3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90" draw:style-name="gr1" draw:text-style-name="P13" svg:width="1.9685in" svg:height="0.7012in" svg:x="1.9835in" svg:y="2.9807in"><text:p text:style-name="P3"><text:span text:style-name="T2">Anay</text:span></text:p><text:p text:style-name="P3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Rectangle 92" draw:style-name="gr1" draw:text-style-name="P13" svg:width="1.9685in" svg:height="0.7012in" svg:x="1.9835in" svg:y="2.2398in"><text:p text:style-name="P3"><text:span text:style-name="T2">Yoga</text:span></text:p><text:p text:style-name="P3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Rectangle 94" draw:style-name="gr1" draw:text-style-name="P13" svg:width="1.9685in" svg:height="0.7012in" svg:x="1.9835in" svg:y="1.4972in"><text:p text:style-name="P3"><text:span text:style-name="T2">Daniel</text:span></text:p><text:p text:style-name="P3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Rectangle 96" draw:style-name="gr1" draw:text-style-name="P13" svg:width="1.9685in" svg:height="0.7012in" svg:x="1.9862in" svg:y="0.7528in"><text:p text:style-name="P3"><text:span text:style-name="T2">Rizal</text:span></text:p><text:p text:style-name="P3"><text:span text:style-name="T2">Elins 13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Rectangle 77" draw:style-name="gr1" draw:text-style-name="P13" svg:width="1.9685in" svg:height="0.7012in" svg:x="3.978in" svg:y="0.7535in"><text:p text:style-name="P5"><text:span text:style-name="T2">Mas Putr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Rectangle 75" draw:style-name="gr1" draw:text-style-name="P13" svg:width="1.9685in" svg:height="0.7012in" svg:x="3.9752in" svg:y="1.498in"><text:p text:style-name="P5"><text:span text:style-name="T2">Mas Fariz YB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Rectangle 73" draw:style-name="gr1" draw:text-style-name="P13" svg:width="1.9685in" svg:height="0.7012in" svg:x="3.9752in" svg:y="2.2402in"><text:p text:style-name="P8"><text:span text:style-name="T2">Bapak Mard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Rectangle 71" draw:style-name="gr1" draw:text-style-name="P13" svg:width="1.9685in" svg:height="0.7012in" svg:x="3.9752in" svg:y="2.9811in"><text:p text:style-name="P9"><text:span text:style-name="T2">Dr. Andi Dharmawan, S.Si, M.C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Rectangle 69" draw:style-name="gr1" draw:text-style-name="P13" svg:width="1.9685in" svg:height="0.7012in" svg:x="3.9752in" svg:y="3.7217in"><text:p text:style-name="P9"><text:span text:style-name="T2">Dr. Danang Lelono, S.Si, M.T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Rectangle 67" draw:style-name="gr1" draw:text-style-name="P13" svg:width="1.9685in" svg:height="0.7012in" svg:x="3.9752in" svg:y="4.4638in"><text:p text:style-name="P9"><text:span text:style-name="T2">Bapak Catur Atmaji, S.Si, M.C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65" draw:style-name="gr1" draw:text-style-name="P13" svg:width="1.9685in" svg:height="0.7012in" svg:x="3.9752in" svg:y="5.2075in"><text:p text:style-name="P9"><text:span text:style-name="T2">Ibu Ika Candradewi, S.Si, .C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63" draw:style-name="gr1" draw:text-style-name="P13" svg:width="1.9685in" svg:height="0.7012in" svg:x="3.9752in" svg:y="5.9492in"><text:p text:style-name="P10"><text:span text:style-name="T2">Drs. Agus Harjoko, M.Sc., Ph.D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61" draw:style-name="gr1" draw:text-style-name="P13" svg:width="1.9685in" svg:height="0.7012in" svg:x="3.9752in" svg:y="6.6957in"><text:p text:style-name="P11"><text:span text:style-name="T3">Dr.techn. Ahmad Ashari, M.Ko</text:span><text:span text:style-name="T4">m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60" draw:style-name="gr1" draw:text-style-name="P13" svg:width="1.9685in" svg:height="0.7012in" svg:x="3.9752in" svg:y="0.0118in"><text:p text:style-name="P5"><text:bookmark-start text:name="_GoBack"/><text:span text:style-name="T2">M</text:span><text:bookmark-end text:name="_GoBack"/><text:span text:style-name="T2">as Dew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1" draw:style-name="gr1" draw:text-style-name="P13" svg:width="1.9685in" svg:height="0.7012in" svg:x="-0.0035in" svg:y="0.011in"><text:p text:style-name="P2"><text:span text:style-name="T2">Sartin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Rectangle 18" draw:style-name="gr1" draw:text-style-name="P13" svg:width="1.9685in" svg:height="0.7012in" svg:x="-0.0035in" svg:y="1.4972in"><text:p text:style-name="P1">Mas Hadi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Rectangle 20" draw:style-name="gr1" draw:text-style-name="P13" svg:width="1.9685in" svg:height="0.7012in" svg:x="-0.0008in" svg:y="0.7528in"><text:p text:style-name="P1">Sukamti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Rectangle 16" draw:style-name="gr1" draw:text-style-name="P13" svg:width="1.9685in" svg:height="0.7012in" svg:x="-0.0035in" svg:y="2.2398in"><text:p text:style-name="P2"><text:span text:style-name="T2">Wereng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Rectangle 14" draw:style-name="gr1" draw:text-style-name="P13" svg:width="1.9685in" svg:height="0.7012in" svg:x="-0.0035in" svg:y="2.9807in"><text:p text:style-name="P2"><text:span text:style-name="T2">Sumplek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12" draw:style-name="gr1" draw:text-style-name="P13" svg:width="1.9685in" svg:height="0.7012in" svg:x="-0.0035in" svg:y="3.7209in"><text:p text:style-name="P2"><text:span text:style-name="T2">Kobi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10" draw:style-name="gr1" draw:text-style-name="P13" svg:width="1.9685in" svg:height="0.7012in" svg:x="-0.0035in" svg:y="4.4634in"><text:p text:style-name="P2"><text:span text:style-name="T2">Buncis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8" draw:style-name="gr1" draw:text-style-name="P13" svg:width="1.9685in" svg:height="0.7012in" svg:x="-0.0035in" svg:y="5.2071in"><text:p text:style-name="P2"><text:span text:style-name="T2">Tompel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6" draw:style-name="gr1" draw:text-style-name="P13" svg:width="1.9685in" svg:height="0.7012in" svg:x="-0.0035in" svg:y="5.9484in"><text:p text:style-name="P2"><text:span text:style-name="T2">Mantol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4" draw:style-name="gr1" draw:text-style-name="P13" svg:width="1.9685in" svg:height="0.7012in" svg:x="-0.0035in" svg:y="6.6953in"><text:p text:style-name="P2"><text:span text:style-name="T2">Petot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1035in" fo:page-height="7.639in" style:num-format="1" style:print-orientation="portrait" fo:margin-top="0.1181in" fo:margin-bottom="0.1181in" fo:margin-left="0.0783in" fo:margin-right="0.0783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yah Utari Hastrarini</meta:initial-creator>
    <meta:editing-cycles>16</meta:editing-cycles>
    <meta:print-date>2019-11-16T16:15:00</meta:print-date>
    <meta:creation-date>2019-11-16T15:13:00</meta:creation-date>
    <dc:date>2019-11-24T16:31:29.605893189</dc:date>
    <meta:editing-duration>PT1H18M28S</meta:editing-duration>
    <meta:generator>LibreOffice/6.3.3.2$MacOSX_X86_64 LibreOffice_project/a64200df03143b798afd1ec74a12ab50359878ed</meta:generator>
    <meta:document-statistic meta:table-count="0" meta:image-count="0" meta:object-count="0" meta:page-count="1" meta:paragraph-count="38" meta:word-count="77" meta:character-count="404" meta:non-whitespace-character-count="3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